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d17b1" officeooo:paragraph-rsid="001d17b1" style:font-weight-asian="bold" style:font-weight-complex="bold"/>
    </style:style>
    <style:style style:name="P2" style:family="paragraph" style:parent-style-name="Standard">
      <style:text-properties fo:font-weight="bold" officeooo:rsid="00206f84" officeooo:paragraph-rsid="00206f84" style:font-weight-asian="bold" style:font-weight-complex="bold"/>
    </style:style>
    <style:style style:name="P3" style:family="paragraph" style:parent-style-name="Standard">
      <style:text-properties fo:font-weight="bold" officeooo:rsid="00206f84" officeooo:paragraph-rsid="0021a888" style:font-weight-asian="bold" style:font-weight-complex="bold"/>
    </style:style>
    <style:style style:name="P4" style:family="paragraph" style:parent-style-name="Standard">
      <style:text-properties fo:font-weight="bold" officeooo:rsid="00206f84" officeooo:paragraph-rsid="0022cb6f" style:font-weight-asian="bold" style:font-weight-complex="bold"/>
    </style:style>
    <style:style style:name="P5" style:family="paragraph" style:parent-style-name="Standard">
      <style:text-properties fo:font-weight="bold" officeooo:rsid="00206f84" officeooo:paragraph-rsid="00231bb9" style:font-weight-asian="bold" style:font-weight-complex="bold"/>
    </style:style>
    <style:style style:name="P6" style:family="paragraph" style:parent-style-name="Standard">
      <style:text-properties fo:font-weight="bold" officeooo:rsid="0024cee1" officeooo:paragraph-rsid="0024cee1" style:font-weight-asian="bold" style:font-weight-complex="bold"/>
    </style:style>
    <style:style style:name="P7" style:family="paragraph" style:parent-style-name="Standard">
      <style:text-properties fo:font-weight="normal" officeooo:rsid="001d17b1" officeooo:paragraph-rsid="001d17b1" style:font-weight-asian="normal" style:font-weight-complex="normal"/>
    </style:style>
    <style:style style:name="P8" style:family="paragraph" style:parent-style-name="Standard">
      <style:text-properties fo:font-weight="normal" officeooo:rsid="001d827a" officeooo:paragraph-rsid="001d827a" style:font-weight-asian="normal" style:font-weight-complex="normal"/>
    </style:style>
    <style:style style:name="P9" style:family="paragraph" style:parent-style-name="Standard">
      <style:text-properties fo:font-weight="normal" officeooo:rsid="00206f84" officeooo:paragraph-rsid="00206f84" style:font-weight-asian="normal" style:font-weight-complex="normal"/>
    </style:style>
    <style:style style:name="P10" style:family="paragraph" style:parent-style-name="Standard">
      <style:text-properties fo:font-weight="normal" officeooo:rsid="00206f84" officeooo:paragraph-rsid="00231bb9" style:font-weight-asian="normal" style:font-weight-complex="normal"/>
    </style:style>
    <style:style style:name="P11" style:family="paragraph" style:parent-style-name="Standard">
      <style:text-properties fo:font-weight="normal" officeooo:rsid="0021a888" officeooo:paragraph-rsid="0021a888" style:font-weight-asian="normal" style:font-weight-complex="normal"/>
    </style:style>
    <style:style style:name="P12" style:family="paragraph" style:parent-style-name="Standard">
      <style:text-properties fo:font-weight="normal" officeooo:rsid="0022cb6f" officeooo:paragraph-rsid="0022cb6f" style:font-weight-asian="normal" style:font-weight-complex="normal"/>
    </style:style>
    <style:style style:name="P13" style:family="paragraph" style:parent-style-name="Standard">
      <style:text-properties fo:font-weight="normal" officeooo:rsid="0022cb6f" officeooo:paragraph-rsid="00231bb9" style:font-weight-asian="normal" style:font-weight-complex="normal"/>
    </style:style>
    <style:style style:name="P14" style:family="paragraph" style:parent-style-name="Standard">
      <style:text-properties fo:font-weight="normal" officeooo:rsid="0024cee1" officeooo:paragraph-rsid="0024cee1" style:font-weight-asian="normal" style:font-weight-complex="normal"/>
    </style:style>
    <style:style style:name="P15" style:family="paragraph" style:parent-style-name="Standard">
      <style:text-properties fo:font-weight="bold" officeooo:rsid="00231bb9" officeooo:paragraph-rsid="00231bb9" style:font-weight-asian="bold" style:font-weight-complex="bold"/>
    </style:style>
    <style:style style:name="P16" style:family="paragraph" style:parent-style-name="Standard">
      <style:text-properties fo:font-weight="bold" officeooo:rsid="0026bfaf" officeooo:paragraph-rsid="0026bfaf"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0f494" style:font-weight-asian="normal" style:font-weight-complex="normal"/>
    </style:style>
    <style:style style:name="T3" style:family="text">
      <style:text-properties fo:font-weight="normal" officeooo:rsid="0021a888" style:font-weight-asian="normal" style:font-weight-complex="normal"/>
    </style:style>
    <style:style style:name="T4" style:family="text">
      <style:text-properties fo:font-weight="normal" officeooo:rsid="0022cb6f" style:font-weight-asian="normal" style:font-weight-complex="normal"/>
    </style:style>
    <style:style style:name="T5" style:family="text">
      <style:text-properties fo:font-weight="normal" officeooo:rsid="00231bb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 and Conditionals-- Vickler notes</text:p>
      <text:p text:style-name="P7">A prompt box is used to ask a user to provide information and give a response field for the answer. The code asks a user some questions and then offers answers in the respective field for a response. You can change the response. Whether you leave the default response as-is or change it to something else, your response will be assigned to a variable. </text:p>
      <text:p text:style-name="P8">A prompt code is similar to an alert. There are 2 differences however:</text:p>
      <text:p text:style-name="P8">1) For a prompt code we need to follow a method to receive a response, so we have to declare a variable in the code. After we have to assign it with equals sign</text:p>
      <text:p text:style-name="P8">2) We have to specify a second string, which is the default response that pops up in the field when you see the display of the prompt. <text:s/>If left as is and OK is clicked, the default response will shift to a variable. However, there is an option to declare a default response or not. We also have the option to assign strings to a specific variable and we would then need to specify variables rather than strings within the parenthesis. </text:p>
      <text:p text:style-name="P9">Can be written as prompt or window.prompt. <text:s/>The window.prompt is considered a formal courteous way of doing things but prompt is the practical way.</text:p>
      <text:p text:style-name="P9"/>
      <text:p text:style-name="P2">The JavaScript if statement</text:p>
      <text:p text:style-name="P9">Let’s suppose we have coded a prompt that asks users to provide the location where the American president presently lives. Here is the line users see on display: "Where do you live?"(implying the president..I think)</text:p>
      <text:p text:style-name="P9">If a user answers correctly, we may display an alert saying congratulations. <text:s/>To finish the task successfully, we are going to need the if statement. If the user gives the right answer by entering "The White House", he will be congratulated by the program. If not, the program will return nothing. The code doesn’t allow any other answer to the question.</text:p>
      <text:p text:style-name="P9"/>
      <text:p text:style-name="P3"><text:span text:style-name="T2">An if statement starts with the keyword "if". <text:s/>The space that will separate it from parenthesis is a must for the code. When writing the if statement, </text:span><text:span text:style-name="T3">after the space, we need to create and fill up a variable with the correct answer to our question so that the if condition may test it. We have to enclose this in the parentheses. If the condition is true, there will be an alert or any other kind of action we have directed the code to perform. The execution may be of one statement or multiple statements. The first line of the if statement ends with a curly bracket. An entire if statement concludes with curly brackets. This comes as an exception to the general rule that a typical statement concludes with a semicolon. It is common to omit the semicolon when code is complex and has a curly bracket.</text:span></text:p>
      <text:p text:style-name="P11"/>
      <text:p text:style-name="P4"><text:span text:style-name="T3">In some codes we may also see a triple equal sign in if statements and this might look merely like an equal sign. <text:s/>This is not the case. The equal sign singular is used to assign values to variables. If you are testing variables with values you cannot use single equal signs. <text:s/>If this step gets skipped and we use a single equal sign instead of a triple, it will mess up our code. When the condition has been met, we may have multiple statements </text:span><text:span text:style-name="T4">executed.</text:span></text:p>
      <text:p text:style-name="P12">Conditional statements have the inherent ability to perform multiple actions after testing different conditions. More often, when you write a code, you need to perform a bunch of actions for several decisions. There are different types of conditional statements that you may use in JavaScript. Here is a rundown of each of them.</text:p>
      <text:p text:style-name="P12"/>
      <text:p text:style-name="P12">*The if keyword is used to specify a code, the editor must execute in case a condition stands true.</text:p>
      <text:p text:style-name="P12">* The else keyworse is used to specify a code that the editor must execute if the same condition stands false.</text:p>
      <text:p text:style-name="P12">* The else-if keyword is used to put a new condition to test if the first condition ended up being false.</text:p>
      <text:p text:style-name="P12"/>
      <text:p text:style-name="P13">See the examples....</text:p>
      <text:p text:style-name="P15"><text:soft-page-break/>The Else statement</text:p>
      <text:p text:style-name="P5"><text:span text:style-name="T5">We can use the else statement for specification of code that needs to be executed if our condition pops up as false. <text:s/>see else1.html</text:span><text:span text:style-name="T1"> </text:span></text:p>
      <text:p text:style-name="P10"/>
      <text:p text:style-name="P6">The Else If statement</text:p>
      <text:p text:style-name="P14">We can add else if statements to code to specify new conditions for if the first condition returns false. <text:s/>In he next example there will be 2+ conditions so we see how much better the code gets with Else If.</text:p>
      <text:p text:style-name="P14">see elseif.html</text:p>
      <text:p text:style-name="P14"/>
      <text:p text:style-name="P16">JavaScript Switch Statement</text:p>
      <text:p text:style-name="P16"><text:span text:style-name="T1">The switch statement can be used to perform different actions on JavaScript conditions. It will help to work on a single code block and execute it well. <text:s/>The editor, in evaluating once, runs a comparison among values and when it matches one of our cases it will execute that block of code. <text:s/>If there are no matches, nothing runs.</text:span></text:p>
      <text:p text:style-name="P16"><text:span text:style-name="T1"/></text:p>
      <text:p text:style-name="P16"><text:span text:style-name="T1">The example program switch.html will run us a switch statement and comb what day it is on the computer’s calendar and message the same day to us with whatever is coded in the message. <text:s/>It will have a code for all 7 days of the week.</text:span></text:p>
      <text:p text:style-name="P16"><text:span text:style-name="T1"/></text:p>
      <text:p text:style-name="P16"><text:span text:style-name="T1">Essentially we’re setting it up to check each day and if it detects a match it will execute. <text:s/>see switch.html</text:span></text:p>
      <text:p text:style-name="P16"><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16:50:05.886461145</meta:creation-date>
    <meta:generator>LibreOffice/7.3.1.3$Linux_X86_64 LibreOffice_project/30$Build-3</meta:generator>
    <dc:date>2022-03-23T09:50:23.204142962</dc:date>
    <meta:editing-duration>PT4H7M53S</meta:editing-duration>
    <meta:editing-cycles>5</meta:editing-cycles>
    <meta:document-statistic meta:table-count="0" meta:image-count="0" meta:object-count="0" meta:page-count="2" meta:paragraph-count="25" meta:word-count="873" meta:character-count="4812" meta:non-whitespace-character-count="3949"/>
  </office:meta>
</office:document-meta>
</file>